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start" style:justify-single-word="false"/>
      <style:text-properties style:font-name="Times New Roman" fo:font-size="12pt" style:font-size-asian="12pt" style:font-size-complex="12pt"/>
    </style:style>
    <style:style style:name="P2" style:family="paragraph" style:parent-style-name="Text_20_body" style:list-style-name="L1"/>
    <style:style style:name="P3" style:family="paragraph" style:parent-style-name="Text_20_body">
      <style:paragraph-properties fo:margin-top="0in" fo:margin-bottom="0in"/>
    </style:style>
    <style:style style:name="P4" style:family="paragraph" style:parent-style-name="Text_20_body" style:list-style-name="L1">
      <style:paragraph-properties fo:margin-top="0in" fo:margin-bottom="0in"/>
    </style:style>
    <style:style style:name="P5" style:family="paragraph" style:parent-style-name="List_20_Contents">
      <style:paragraph-properties fo:margin-top="0in" fo:margin-bottom="0.1965in"/>
    </style:style>
    <style:style style:name="P6" style:family="paragraph" style:parent-style-name="Heading_20_3">
      <style:paragraph-properties fo:text-align="start" style:justify-single-word="false"/>
      <style:text-properties style:font-name="Times New Roman" fo:font-size="12pt" style:font-size-asian="12pt" style:font-size-complex="12pt"/>
    </style:style>
    <style:style style:name="P7" style:family="paragraph" style:parent-style-name="Standard">
      <style:paragraph-properties fo:text-align="start" style:justify-single-word="false"/>
      <style:text-properties style:font-name="Times New Roman" fo:font-size="12pt" style:font-size-asian="12pt" style:font-size-complex="12pt"/>
    </style:style>
    <style:style style:name="P8" style:family="paragraph">
      <style:paragraph-properties fo:text-align="start"/>
      <style:text-properties style:text-line-through-style="none" fo:font-family="'Courier New'" style:font-family-generic="modern" style:font-pitch="fixed" fo:font-size="10pt" fo:font-style="normal" style:text-underline-style="none"/>
    </style:style>
    <style:style style:name="P9" style:family="paragraph"/>
    <style:style style:name="T1" style:family="text">
      <style:text-properties fo:font-style="italic"/>
    </style:style>
    <style:style style:name="T2" style:family="text">
      <style:text-properties fo:font-weight="bold"/>
    </style:style>
    <style:style style:name="fr1" style:family="graphic" style:parent-style-name="OLE">
      <style:graphic-properties fo:margin-left="0in" fo:margin-right="0in" fo:margin-top="0in" fo:margin-bottom="0in" style:wrap="left" style:number-wrapped-paragraphs="no-limit" style:wrap-contour="false" style:vertical-pos="top" style:vertical-rel="paragraph-content" style:horizontal-pos="right" style:horizontal-rel="paragraph" fo:padding="0in" fo:border="none" draw:ole-draw-aspect="1" draw:frame-display-border="false"/>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tyle:vertical-pos="top" style:vertical-rel="baseline" style:horizontal-pos="from-left" style:horizontal-rel="paragraph" draw:wrap-influence-on-position="once-concurrent" style:flow-with-text="false"/>
    </style:style>
    <style:style style:name="gr2" style:family="graphic">
      <style:graphic-properties fo:border="none"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apply-filter="true" form:method="post" form:control-implementation="ooo:com.sun.star.form.component.Form" office:target-frame="" xlink:href="../../../../../cases/1970-1979/1970/1970_1873/" xlink:type="simple">
          <form:text form:name="search_theme_form" form:control-implementation="ooo:com.sun.star.form.component.TextField" xml:id="control1" form:id="control1" form:max-length="128"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image form:name="submit" form:control-implementation="ooo:com.sun.star.form.component.ImageButton" xml:id="control2" form:id="control2" form:button-type="submit" office:target-frame="" xlink:href="" form:image-data="http://www.oyez.org/sites/default/themes/oyez_theme/images/icon-search.png">
            <form:properties>
              <form:property form:property-name="DefaultControl" office:value-type="string" office:string-value="com.sun.star.form.control.ImageButton"/>
            </form:properties>
          </form:imag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rief Fact Summary. The Supreme Court of the United States (Supreme Court) held that the Government failed to meet the requisite burden of proof needed to justify a prior restraint of expression when attempting to enjoin the New York Times and Washington Post from publishing contents of a classified study.<text:line-break/><text:line-break/>Synopsis of Rule of Law. Any system of prior restraints on expression comes to the Supreme Court bearing a heavy presumption against its invalidity. The Government “thus creates a heavy burden of showing justification for the enforcement of such a restraint.”</text:p>
      <text:p text:style-name="P1"><text:line-break/>Facts. The United States sought to enjoin the New York Times and Washington Post from publishing contents of a confidential study about the Government’s decision making with regards to Vietnam policy. The District Court in the New York Times case and the District Court and the Court of Appeals in the Washington Post case held that the Government had not met the requisite burden justifying such a prior restraint.<text:line-break/><text:line-break/>Issue. Whether the United States met the heavy burden of showing justification for the enforcement of such a restraint on the New York Times and Washington Post to enjoin them from publishing contents of a classified study?</text:p>
      <text:p text:style-name="P1"/>
      <text:p text:style-name="P1"/>
      <text:p text:style-name="P1">Held. No. Judgments of the lower courts affirmed. The order of the Court of Appeals for the Second Circuit is reversed and remanded with directions to enter a judgment affirming the District Court. The stays entered June 25, 1971, by the Court are vacated. The mandates shall issue forthwith.<text:line-break/><text:line-break/>Dissent. The scope of the judicial function in passing upon activities of the Executive Branch in the field of foreign affairs is very narrowly restricted. This view is dictated by the doctrine of Separation of Powers. The doctrine prohibiting prior restraints does not prevent the courts from maintaining status quo long enough to act responsibly.<text:line-break/>The First Amendment is only part of the Constitution. The cases should be remanded to be developed expeditiously.<text:line-break/>Concurrence. To find that the President has “inherent power” to halt the publication of news by resort to the courts would wipe out the First Amendment of the United States Constitution [Constitution].<text:line-break/>The First Amendment of the Constitution leaves no room for governmental restraint on the press. There is, moreover, no statute barring the publication by the press of the material that the Times and Post seek to publish.<text:line-break/>The First Amendment of the Constitution tolerates no prior judicial restraints of the press predicated upon surmise or conjecture that untoward consequences may result. Thus, only governmental allegation and proof that publication must inevitably, directly and immediately cause the occurrence of an event kindred to imperiling the safety of a transport already at sea can support the issuance of an interim restraining order. Unless and until the Government has clearly made its case, the First Amendment of the Constitution commands that no injunction be issued.<text:line-break/>The responsibility must be where the power is. The Executive must have the large duty to determine and preserve the degree of internal security necessary to exercise its power effectively. The Executive is correct with respect to some of the documents here, but disclosure of any of them will not result in irreparable danger to the public.<text:line-break/>The United States has not met the very heavy burden, which it must meet to warrant an injunction against publication in these cases.<text:line-break/><text:soft-page-break/>The ultimate issue in this case is whether this Court or the Congress has the power to make this law. It is plain that Congress has refused to grant the authority the Government seeks from this Court.</text:p>
      <text:section text:style-name="Sect1" text:name="div-gpt-ad-1368647497155-5">
        <text:p text:style-name="Text_20_body"/>
      </text:section>
      <text:p text:style-name="P1"/>
      <text:p text:style-name="P1"/>
      <text:p text:style-name="P1"/>
      <text:p text:style-name="P1"/>
      <text:p text:style-name="P1"/>
      <text:h text:style-name="P6" text:outline-level="3"><text:bookmark text:name="Concurring_opinions"/>Concurring opinions</text:h>
      <text:p text:style-name="Text_20_body">Justice <text:a xlink:type="simple" xlink:href="https://en.wikipedia.org/wiki/Hugo_Black" text:style-name="Internet_20_link" text:visited-style-name="Visited_20_Internet_20_Link">Hugo Black</text:a> wrote an opinion that elaborated on his view of the absolute superiority of the First Amendment:</text:p>
      <text:p text:style-name="P5">"[T]he injunction against the <text:span text:style-name="T1">New York Times</text:span> should have been vacated without oral argument when the cases were first presented ... . [E]very moment's continuance of the injunctions ... amounts to a flagrant, indefensible, and continuing violation of the First Amendment. ... When the Constitution was adopted, many people strongly opposed it because the document contained no Bill of Rights ... . In response to an overwhelming public clamor, <text:a xlink:type="simple" xlink:href="https://en.wikipedia.org/wiki/James_Madison" text:style-name="Internet_20_link" text:visited-style-name="Visited_20_Internet_20_Link">James Madison</text:a> offered a series of amendments to satisfy citizens that these great liberties would remain safe ... . In the First Amendment the <text:a xlink:type="simple" xlink:href="https://en.wikipedia.org/wiki/Founding_Fathers_of_the_United_States" text:style-name="Internet_20_link" text:visited-style-name="Visited_20_Internet_20_Link">Founding Fathers</text:a> gave the free press the protection it must have to fulfill its essential role in our democracy. The press was to serve the governed, not the governors. The Government's power to censor the press was abolished so that the press would remain forever free to censure the Government. The press was protected so that it could bare the secrets of government and inform the people. Only a free and unrestrained press can effectively expose deception in government. And paramount among the responsibilities of a free press is the duty to prevent any part of the government from deceiving the people and sending them off to distant lands to die of foreign fevers and foreign shot and shell. ... [W]e are asked to hold that ... the Executive Branch, the Congress, and the Judiciary can make laws ... abridging freedom of the press in the name of 'national security.' ... To find that the President has 'inherent power' to halt the publication of news ... would wipe out the First Amendment and destroy the fundamental liberty and security of the very people the Government hopes to make 'secure.' ... The word 'security' is a broad, vague generality whose contours should not be invoked to abrogate the fundamental law embodied in the First Amendment. The guarding of military and diplomatic secrets at the expense of informed representative government provides no real security ... . The Framers of the First Amendment, fully aware of both the need to defend a new nation and the abuses of the English and Colonial governments, sought to give this new society strength and security by providing that freedom of speech, press, religion, and assembly should not be abridged.<text:bookmark text:name="cite_ref-7"/><text:a xlink:type="simple" xlink:href="https://en.wikipedia.org/wiki/New_York_Times_Co._v._United_States#cite_note-7" text:style-name="Internet_20_link" text:visited-style-name="Visited_20_Internet_20_Link">[7]</text:a> </text:p>
      <text:p text:style-name="Text_20_body">Justice <text:a xlink:type="simple" xlink:href="https://en.wikipedia.org/wiki/William_O._Douglas" text:style-name="Internet_20_link" text:visited-style-name="Visited_20_Internet_20_Link">William O. Douglas</text:a> largely concurred with Black, arguing that the need for a free press as a check on government prevents any governmental restraint on the press.<text:bookmark text:name="cite_ref-8"/><text:a xlink:type="simple" xlink:href="https://en.wikipedia.org/wiki/New_York_Times_Co._v._United_States#cite_note-8" text:style-name="Internet_20_link" text:visited-style-name="Visited_20_Internet_20_Link">[8]</text:a></text:p>
      <text:p text:style-name="Text_20_body">Justice <text:a xlink:type="simple" xlink:href="https://en.wikipedia.org/wiki/William_J._Brennan" text:style-name="Internet_20_link" text:visited-style-name="Visited_20_Internet_20_Link">William J. Brennan, Jr.</text:a>, wrote separately to explain that the publication of the documents did not qualify as one of the three exceptions to the freedom of expression established in <text:a xlink:type="simple" xlink:href="https://en.wikipedia.org/wiki/Near_v._Minnesota" text:style-name="Internet_20_link" text:visited-style-name="Visited_20_Internet_20_Link"><text:span text:style-name="T1">Near v. Minnesota</text:span></text:a> (1931).<text:bookmark text:name="cite_ref-9"/><text:a xlink:type="simple" xlink:href="https://en.wikipedia.org/wiki/New_York_Times_Co._v._United_States#cite_note-9" text:style-name="Internet_20_link" text:visited-style-name="Visited_20_Internet_20_Link">[9]</text:a></text:p>
      <text:p text:style-name="Text_20_body">Justice <text:a xlink:type="simple" xlink:href="https://en.wikipedia.org/wiki/Potter_Stewart" text:style-name="Internet_20_link" text:visited-style-name="Visited_20_Internet_20_Link">Potter Stewart</text:a> and Justice <text:a xlink:type="simple" xlink:href="https://en.wikipedia.org/wiki/Byron_R._White" text:style-name="Internet_20_link" text:visited-style-name="Visited_20_Internet_20_Link">Byron R. White</text:a> agreed that it is the responsibility of the Executive to <text:soft-page-break/>ensure national security through the protection of its information. However, in areas of national defense and international affairs, the President of United States possesses great constitutional independence that is virtually unchecked by the Legislative and Judicial branch. "In absence of governmental <text:a xlink:type="simple" xlink:href="https://en.wikipedia.org/wiki/Separation_of_powers" text:style-name="Internet_20_link" text:visited-style-name="Visited_20_Internet_20_Link">checks and balances</text:a>", per Justice Stewart, "the only effective restraint upon executive policy and power in [these two areas] may lie in an enlightened citizenry - in an informed and critical public opinion which alone can here protect the values of democratic government".<text:bookmark text:name="cite_ref-10"/><text:a xlink:type="simple" xlink:href="https://en.wikipedia.org/wiki/New_York_Times_Co._v._United_States#cite_note-10" text:style-name="Internet_20_link" text:visited-style-name="Visited_20_Internet_20_Link">[10]</text:a></text:p>
      <text:p text:style-name="Text_20_body">Justice <text:a xlink:type="simple" xlink:href="https://en.wikipedia.org/wiki/Thurgood_Marshall" text:style-name="Internet_20_link" text:visited-style-name="Visited_20_Internet_20_Link">Thurgood Marshall</text:a> argued that the term "national security" was too broad to legitimize prior restraint, and also argued that it is not the Court’s job to create laws where the Congress had not spoken.<text:bookmark text:name="cite_ref-11"/><text:a xlink:type="simple" xlink:href="https://en.wikipedia.org/wiki/New_York_Times_Co._v._United_States#cite_note-11" text:style-name="Internet_20_link" text:visited-style-name="Visited_20_Internet_20_Link">[11]</text:a></text:p>
      <text:h text:style-name="Heading_20_3" text:outline-level="3"><text:bookmark text:name="Dissenting_opinions"/>Dissenting opinions</text:h>
      <text:p text:style-name="Text_20_body">Chief Justice <text:a xlink:type="simple" xlink:href="https://en.wikipedia.org/wiki/Warren_E._Burger" text:style-name="Internet_20_link" text:visited-style-name="Visited_20_Internet_20_Link">Warren E. Burger</text:a>, dissenting, argued that "the imperative of a free and unfettered press comes into collision with another imperative, the effective functioning of a complex modern government", that there should be a detailed study on the effects of these actions. He argued that in the haste of the proceedings, and given the size of the documents, the Court was unable to gather enough information to make a decision. He also argued that the Times should have discussed the possible societal repercussions with the Government prior to publication of the material. The Chief Justice did not argue that the Government had met the aforementioned standard, but rather that the decision should not have been made so hastily.<text:bookmark text:name="cite_ref-12"/><text:a xlink:type="simple" xlink:href="https://en.wikipedia.org/wiki/New_York_Times_Co._v._United_States#cite_note-12" text:style-name="Internet_20_link" text:visited-style-name="Visited_20_Internet_20_Link">[12]</text:a></text:p>
      <text:p text:style-name="Text_20_body">Justice <text:a xlink:type="simple" xlink:href="https://en.wikipedia.org/wiki/John_Marshall_Harlan_II" text:style-name="Internet_20_link" text:visited-style-name="Visited_20_Internet_20_Link">John M. Harlan</text:a> and Justice <text:a xlink:type="simple" xlink:href="https://en.wikipedia.org/wiki/Harry_A._Blackmun" text:style-name="Internet_20_link" text:visited-style-name="Visited_20_Internet_20_Link">Harry A. Blackmun</text:a> joined the Chief Justice in arguing the faults in the proceedings, and the lack of attention towards national security and the rights of the Executive.<text:bookmark text:name="cite_ref-13"/><text:a xlink:type="simple" xlink:href="https://en.wikipedia.org/wiki/New_York_Times_Co._v._United_States#cite_note-13" text:style-name="Internet_20_link" text:visited-style-name="Visited_20_Internet_20_Link">[13]</text:a></text:p>
      <text:p text:style-name="P1"/>
      <text:p text:style-name="P1"/>
      <text:p text:style-name="P1"/>
      <text:p text:style-name="P1"/>
      <text:p text:style-name="P1"/>
      <text:p text:style-name="P7"/>
      <text:section text:style-name="Sect1" text:name="search-box">
        <text:section text:style-name="Sect1" text:name="search">
          <text:p text:style-name="Standard"/>
          <text:section text:style-name="Sect1" text:name="edit-search-theme-form-1-wrapper">
            <text:p text:style-name="Standard">Search: <text:bookmark text:name="edit-search-theme-form-1"/><draw:control text:anchor-type="as-char" draw:z-index="0" draw:style-name="gr1" draw:text-style-name="P8" svg:width="1.2921in" svg:height="0.2921in" draw:control="control1"/> </text:p>
          </text:section>
          <text:p text:style-name="Standard"><text:bookmark text:name="edit-submit"/><draw:control text:anchor-type="as-char" draw:z-index="1" draw:style-name="gr2" draw:text-style-name="P9" svg:width="0.2713in" svg:height="0.2398in" draw:control="control2"/> </text:p>
        </text:section>
      </text:section>
      <text:section text:style-name="Sect1" text:name="main">
        <text:p text:style-name="Standard"/>
        <text:section text:style-name="Sect1" text:name="content">
          <text:h text:style-name="Heading_20_1" text:outline-level="1"><draw:frame draw:style-name="fr1" draw:name="Object1" text:anchor-type="paragraph" svg:width="2.3437in" svg:height="0.6252in" draw:z-index="2"><draw:floating-frame xlink:href="http://www.facebook.com/widgets/like.php?width=175&amp;show_faces=1&amp;layout=standard&amp;href=http://www.oyez.org/cases/1970-1979/1970/1970_1873/" xlink:type="simple" xlink:show="embed" xlink:actuate="onLoad" draw:frame-name="fbLikeIFrame_0"/></draw:frame><text:bookmark text:name="page-title"/>NEW YORK TIMES v. UNITED STATES</text:h>
          <text:section text:style-name="Sect1" text:name="node-37990">
            <text:p text:style-name="Text_20_body"/>
            <text:section text:style-name="Sect1" text:name="details">
              <text:p text:style-name="P3"><text:a xlink:type="simple" xlink:href="javascript:print();" text:style-name="Internet_20_link" text:visited-style-name="Visited_20_Internet_20_Link">Print this Page</text:a> </text:p>
              <text:p text:style-name="Horizontal_20_Line"/>
              <text:p text:style-name="P3">Case Basics </text:p>
              <text:p text:style-name="P3">Docket No. </text:p>
              <text:p text:style-name="P3">1873 </text:p>
              <text:p text:style-name="P3"><text:soft-page-break/>Petitioner </text:p>
              <text:p text:style-name="P3">New York Times </text:p>
              <text:p text:style-name="P3">Respondent </text:p>
              <text:p text:style-name="P3">United States </text:p>
              <text:p text:style-name="P3">Consolidation </text:p>
              <text:p text:style-name="P3">United States v. Washington Post, No. 1885 </text:p>
              <text:p text:style-name="P3">Decided By </text:p>
              <text:p text:style-name="P3"><text:a xlink:type="simple" xlink:href="http://www.oyez.org/courts/burger/burg2" text:style-name="Internet_20_link" text:visited-style-name="Visited_20_Internet_20_Link">Burger Court (1970-1971)</text:a> </text:p>
              <text:p text:style-name="P3">Opinion </text:p>
              <text:p text:style-name="P3"><text:a xlink:type="simple" xlink:href="http://www.justia.us/us/403/713" office:target-frame-name="_blank" xlink:show="new" text:style-name="Internet_20_link" text:visited-style-name="Visited_20_Internet_20_Link">403 U.S. 713 (1971)</text:a> </text:p>
              <text:p text:style-name="P3">Argued </text:p>
              <text:p text:style-name="P3"><text:a xlink:type="simple" xlink:href="http://www.oyez.org/case_calendar/1971-06-26" text:style-name="Internet_20_link" text:visited-style-name="Visited_20_Internet_20_Link">Saturday, June 26, 1971</text:a> </text:p>
              <text:p text:style-name="P3">Decided </text:p>
              <text:p text:style-name="P3"><text:a xlink:type="simple" xlink:href="http://www.oyez.org/case_calendar/1971-06-30" text:style-name="Internet_20_link" text:visited-style-name="Visited_20_Internet_20_Link">Wednesday, June 30, 1971</text:a> </text:p>
              <text:p text:style-name="P3">Advocates </text:p>
              <text:p text:style-name="P3"><text:a xlink:type="simple" xlink:href="http://www.oyez.org/advocates/b/a/alexander_m_bickel" text:style-name="Internet_20_link" text:visited-style-name="Visited_20_Internet_20_Link">Alexander M. Bickel</text:a></text:p>
              <text:p text:style-name="P3">(Argued the cause for the petitioner)</text:p>
              <text:p text:style-name="P3"><text:a xlink:type="simple" xlink:href="http://www.oyez.org/advocates/g/e/erwin_n_griswold" text:style-name="Internet_20_link" text:visited-style-name="Visited_20_Internet_20_Link">Erwin N. Griswold</text:a></text:p>
              <text:p text:style-name="P3">(Argued the cause for the United States)</text:p>
              <text:p text:style-name="P3"><text:a xlink:type="simple" xlink:href="http://www.oyez.org/advocates/g/w/william_r_glendon" text:style-name="Internet_20_link" text:visited-style-name="Visited_20_Internet_20_Link">William R. Glendon</text:a></text:p>
              <text:p text:style-name="P3">(Argued the case for the respondents)</text:p>
              <text:p text:style-name="P3">Tags <text:a xlink:type="simple" xlink:href="http://www.oyez.org/issues/first_amendment" text:style-name="Internet_20_link" text:visited-style-name="Visited_20_Internet_20_Link">First Amendment</text:a> <text:a xlink:type="simple" xlink:href="http://www.oyez.org/issues/first_amendment/miscellaneous" text:style-name="Internet_20_link" text:visited-style-name="Visited_20_Internet_20_Link">Miscellaneous</text:a> </text:p>
            </text:section>
            <text:p text:style-name="Text_20_body"><text:span text:style-name="Strong_20_Emphasis">Term:</text:span> </text:p>
            <text:list xml:id="list1794527928615841217" text:style-name="L1">
              <text:list-item>
                <text:p text:style-name="P4">1970-1979</text:p>
                <text:list>
                  <text:list-item>
                    <text:p text:style-name="P2"><text:a xlink:type="simple" xlink:href="http://www.oyez.org/cases/1970" text:style-name="Internet_20_link" text:visited-style-name="Visited_20_Internet_20_Link">1970</text:a> </text:p>
                  </text:list-item>
                </text:list>
              </text:list-item>
            </text:list>
            <text:p text:style-name="P3"><text:span text:style-name="Strong_20_Emphasis">Location:</text:span> <text:a xlink:type="simple" xlink:href="http://www.oyez.org/cases/1970-1979/1970/1970_1873/#map" text:style-name="Internet_20_link" text:visited-style-name="Visited_20_Internet_20_Link">Former New York Times Headquarters </text:a></text:p>
            <text:p text:style-name="Text_20_body">Facts of the Case </text:p>
            <text:p text:style-name="Text_20_body">In what became known as the "Pentagon Papers Case," the Nixon Administration attempted to prevent the New York Times and Washington Post from publishing materials belonging to a classified Defense Department study regarding the history of United States activities in Vietnam. The President argued that prior restraint was necessary to protect national security. This case was decided together with United States v. Washington Post Co.</text:p>
            <text:p text:style-name="Text_20_body">Question </text:p>
            <text:p text:style-name="Text_20_body">Did the Nixon administration's efforts to prevent the publication of what it termed "classified information" violate the First Amendment?</text:p>
            <text:section text:style-name="Sect1" text:name="player">
              <text:p text:style-name="P3">Argument</text:p>
              <text:p text:style-name="P3"><text:a xlink:type="simple" xlink:href="http://www.oyez.org/cases/1970-1979/1970/1970_1873/argument" text:style-name="Internet_20_link" text:visited-style-name="Visited_20_Internet_20_Link">New York Times v. United States - Oral Argument</text:a> </text:p>
            </text:section>
            <text:p text:style-name="P3">Conclusion </text:p>
            <text:p text:style-name="Text_20_body"><text:span text:style-name="T2">Decision:</text:span> 6 votes for New York Times, 3 vote(s) against<text:line-break/><text:span text:style-name="T2">Legal provision:</text:span> Amendment 1: Speech, Press, and Assembly</text:p>
            <text:p text:style-name="Text_20_body">Yes. In its per curiam opinion the Court held that the government did not overcome the "heavy presumption against" prior restraint of the press in this case. Justices Black and Douglas argued that the vague word "security" should not be used "to abrogate the fundamental law embodied in the First Amendment." Justice Brennan reasoned that since publication would not cause an inevitable, direct, and immediate event imperiling the safety of American forces, prior restraint was unjustified.</text:p>
          </text:section>
        </text:section>
      </text:section>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4-28T18:16:16.98</meta:creation-date>
    <dc:date>2015-04-28T18:20:58.65</dc:date>
    <meta:editing-duration>PT4M42S</meta:editing-duration>
    <meta:editing-cycles>2</meta:editing-cycles>
    <meta:generator>OpenOffice/4.1.1$Win32 OpenOffice.org_project/411m6$Build-9775</meta:generator>
    <meta:document-statistic meta:table-count="0" meta:image-count="0" meta:object-count="1" meta:page-count="5" meta:paragraph-count="55" meta:word-count="1630" meta:character-count="10161"/>
  </office:meta>
</office:document-meta>
</file>